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8314" officeooo:paragraph-rsid="00108314"/>
    </style:style>
    <style:style style:name="P2" style:family="paragraph" style:parent-style-name="Standard">
      <style:paragraph-properties fo:line-height="150%"/>
      <style:text-properties officeooo:rsid="00108314" officeooo:paragraph-rsid="00108314"/>
    </style:style>
    <style:style style:name="P3" style:family="paragraph" style:parent-style-name="Standard">
      <style:paragraph-properties fo:text-align="center" style:justify-single-word="false"/>
      <style:text-properties fo:font-size="16pt" fo:font-weight="bold" officeooo:rsid="00108314" officeooo:paragraph-rsid="00108314" style:font-size-asian="16pt" style:font-weight-asian="bold" style:font-size-complex="16pt" style:font-weight-complex="bold"/>
    </style:style>
    <style:style style:name="P4" style:family="paragraph" style:parent-style-name="Standard">
      <style:paragraph-properties fo:line-height="150%"/>
      <style:text-properties officeooo:rsid="0015690d" officeooo:paragraph-rsid="0015690d"/>
    </style:style>
    <style:style style:name="P5" style:family="paragraph" style:parent-style-name="Standard">
      <style:paragraph-properties fo:line-height="150%"/>
      <style:text-properties officeooo:rsid="0015690d" officeooo:paragraph-rsid="001ef905"/>
    </style:style>
    <style:style style:name="P6" style:family="paragraph" style:parent-style-name="Standard">
      <style:paragraph-properties fo:line-height="150%"/>
      <style:text-properties officeooo:rsid="00162a43" officeooo:paragraph-rsid="00162a43"/>
    </style:style>
    <style:style style:name="P7" style:family="paragraph" style:parent-style-name="Standard">
      <style:paragraph-properties fo:line-height="150%"/>
      <style:text-properties officeooo:rsid="00162a43" officeooo:paragraph-rsid="0016b1b3"/>
    </style:style>
    <style:style style:name="P8" style:family="paragraph" style:parent-style-name="Standard">
      <style:paragraph-properties fo:line-height="150%"/>
      <style:text-properties officeooo:rsid="0016b1b3" officeooo:paragraph-rsid="001e4e4c"/>
    </style:style>
    <style:style style:name="P9" style:family="paragraph" style:parent-style-name="Standard">
      <style:paragraph-properties fo:line-height="150%"/>
      <style:text-properties officeooo:rsid="0016b1b3" officeooo:paragraph-rsid="0023f7b9"/>
    </style:style>
    <style:style style:name="P10" style:family="paragraph" style:parent-style-name="Standard">
      <style:paragraph-properties fo:line-height="150%"/>
      <style:text-properties officeooo:rsid="0016b1b3" officeooo:paragraph-rsid="0024eab2"/>
    </style:style>
    <style:style style:name="P11" style:family="paragraph" style:parent-style-name="Standard">
      <style:paragraph-properties fo:line-height="150%"/>
      <style:text-properties officeooo:rsid="0019c83b" officeooo:paragraph-rsid="0019c83b"/>
    </style:style>
    <style:style style:name="P12" style:family="paragraph" style:parent-style-name="Standard">
      <style:paragraph-properties fo:line-height="150%"/>
      <style:text-properties officeooo:rsid="0019c83b" officeooo:paragraph-rsid="001a2d87"/>
    </style:style>
    <style:style style:name="P13" style:family="paragraph" style:parent-style-name="Standard">
      <style:paragraph-properties fo:line-height="150%"/>
      <style:text-properties officeooo:rsid="001a2d87" officeooo:paragraph-rsid="001a2d87"/>
    </style:style>
    <style:style style:name="P14" style:family="paragraph" style:parent-style-name="Standard">
      <style:paragraph-properties fo:line-height="150%"/>
      <style:text-properties officeooo:rsid="00126be1" officeooo:paragraph-rsid="00126be1"/>
    </style:style>
    <style:style style:name="P15" style:family="paragraph" style:parent-style-name="Standard">
      <style:paragraph-properties fo:line-height="150%"/>
      <style:text-properties officeooo:rsid="00140286" officeooo:paragraph-rsid="00140286"/>
    </style:style>
    <style:style style:name="P16" style:family="paragraph" style:parent-style-name="Standard">
      <style:paragraph-properties fo:line-height="150%"/>
      <style:text-properties officeooo:rsid="00140286" officeooo:paragraph-rsid="0015690d"/>
    </style:style>
    <style:style style:name="P17" style:family="paragraph" style:parent-style-name="Standard">
      <style:paragraph-properties fo:line-height="150%"/>
      <style:text-properties officeooo:rsid="00140286" officeooo:paragraph-rsid="00162a43"/>
    </style:style>
    <style:style style:name="P18" style:family="paragraph" style:parent-style-name="Standard">
      <style:paragraph-properties fo:line-height="150%"/>
      <style:text-properties officeooo:rsid="00140286" officeooo:paragraph-rsid="0016b1b3"/>
    </style:style>
    <style:style style:name="P19" style:family="paragraph" style:parent-style-name="Standard">
      <style:paragraph-properties fo:line-height="150%"/>
      <style:text-properties officeooo:rsid="00140286" officeooo:paragraph-rsid="0019c83b"/>
    </style:style>
    <style:style style:name="P20" style:family="paragraph" style:parent-style-name="Standard">
      <style:paragraph-properties fo:line-height="150%"/>
      <style:text-properties officeooo:rsid="00140286" officeooo:paragraph-rsid="001a2d87"/>
    </style:style>
    <style:style style:name="P21" style:family="paragraph" style:parent-style-name="Standard">
      <style:paragraph-properties fo:line-height="150%"/>
      <style:text-properties officeooo:rsid="00140286" officeooo:paragraph-rsid="001ef905"/>
    </style:style>
    <style:style style:name="P22" style:family="paragraph" style:parent-style-name="Standard">
      <style:paragraph-properties fo:line-height="150%"/>
      <style:text-properties style:font-name="Liberation Serif" fo:font-size="12pt" officeooo:rsid="00183283" officeooo:paragraph-rsid="001ef905" style:font-size-asian="12pt" style:font-size-complex="12pt"/>
    </style:style>
    <style:style style:name="P23" style:family="paragraph" style:parent-style-name="Standard">
      <style:paragraph-properties fo:line-height="150%"/>
      <style:text-properties officeooo:rsid="001ef905" officeooo:paragraph-rsid="001ef905"/>
    </style:style>
    <style:style style:name="P24" style:family="paragraph" style:parent-style-name="Preformatted_20_Text">
      <style:paragraph-properties fo:line-height="150%"/>
      <style:text-properties style:font-name="Liberation Serif" fo:font-size="12pt" officeooo:rsid="001d1d34" officeooo:paragraph-rsid="001e4e4c" style:font-size-asian="12pt" style:font-size-complex="12pt"/>
    </style:style>
    <style:style style:name="P25" style:family="paragraph" style:parent-style-name="Preformatted_20_Text">
      <style:paragraph-properties fo:line-height="150%"/>
      <style:text-properties style:font-name="Liberation Serif" fo:font-size="12pt" fo:font-weight="bold" officeooo:rsid="001d1d34" officeooo:paragraph-rsid="001e4e4c" style:font-size-asian="12pt" style:font-weight-asian="bold" style:font-size-complex="12pt" style:font-weight-complex="bold"/>
    </style:style>
    <style:style style:name="P26" style:family="paragraph" style:parent-style-name="Preformatted_20_Text">
      <style:paragraph-properties fo:line-height="150%"/>
      <style:text-properties style:font-name="Liberation Serif" fo:font-size="12pt" fo:font-weight="bold" officeooo:rsid="0022db7b" officeooo:paragraph-rsid="001e4e4c" style:font-size-asian="12pt" style:font-weight-asian="bold" style:font-size-complex="12pt" style:font-weight-complex="bold"/>
    </style:style>
    <style:style style:name="P27" style:family="paragraph" style:parent-style-name="Preformatted_20_Text">
      <style:paragraph-properties fo:line-height="150%"/>
      <style:text-properties style:font-name="Liberation Serif" fo:font-size="12pt" fo:font-weight="bold" officeooo:rsid="00281728" officeooo:paragraph-rsid="00281728" style:font-size-asian="12pt" style:font-weight-asian="bold" style:font-size-complex="12pt" style:font-weight-complex="bold"/>
    </style:style>
    <style:style style:name="P28" style:family="paragraph" style:parent-style-name="Preformatted_20_Text">
      <style:paragraph-properties fo:line-height="150%"/>
      <style:text-properties style:font-name="Liberation Serif" fo:font-size="12pt" fo:font-weight="normal" officeooo:rsid="00281728" officeooo:paragraph-rsid="00281728" style:font-size-asian="12pt" style:font-weight-asian="normal" style:font-size-complex="12pt" style:font-weight-complex="normal"/>
    </style:style>
    <style:style style:name="P29" style:family="paragraph" style:parent-style-name="Preformatted_20_Text">
      <style:paragraph-properties fo:line-height="150%" fo:text-align="center" style:justify-single-word="false"/>
      <style:text-properties officeooo:rsid="001d1d34" officeooo:paragraph-rsid="001e4e4c"/>
    </style:style>
    <style:style style:name="P30" style:family="paragraph" style:parent-style-name="Preformatted_20_Text">
      <style:paragraph-properties fo:line-height="150%"/>
      <style:text-properties officeooo:paragraph-rsid="00281728"/>
    </style:style>
    <style:style style:name="P31" style:family="paragraph" style:parent-style-name="Preformatted_20_Text" style:list-style-name="L1">
      <style:paragraph-properties fo:line-height="150%"/>
      <style:text-properties style:font-name="Liberation Serif" fo:font-size="12pt" fo:font-weight="normal" officeooo:rsid="0022373e" officeooo:paragraph-rsid="00279149" style:font-size-asian="12pt" style:font-weight-asian="normal" style:font-size-complex="12pt" style:font-weight-complex="normal"/>
    </style:style>
    <style:style style:name="P32" style:family="paragraph" style:parent-style-name="Preformatted_20_Text" style:list-style-name="L1">
      <style:paragraph-properties fo:line-height="150%"/>
      <style:text-properties style:font-name="Liberation Serif" fo:font-size="12pt" fo:font-weight="normal" officeooo:rsid="00279149" officeooo:paragraph-rsid="00279149" style:font-size-asian="12pt" style:font-weight-asian="normal" style:font-size-complex="12pt" style:font-weight-complex="normal"/>
    </style:style>
    <style:style style:name="T1" style:family="text">
      <style:text-properties officeooo:rsid="00140286"/>
    </style:style>
    <style:style style:name="T2" style:family="text">
      <style:text-properties officeooo:rsid="0015690d"/>
    </style:style>
    <style:style style:name="T3" style:family="text">
      <style:text-properties officeooo:rsid="001a2d87"/>
    </style:style>
    <style:style style:name="T4" style:family="text">
      <style:text-properties officeooo:rsid="001ac1e5"/>
    </style:style>
    <style:style style:name="T5" style:family="text">
      <style:text-properties officeooo:rsid="001e4e4c"/>
    </style:style>
    <style:style style:name="T6" style:family="text">
      <style:text-properties officeooo:rsid="001ebecb"/>
    </style:style>
    <style:style style:name="T7" style:family="text">
      <style:text-properties officeooo:rsid="002065a5"/>
    </style:style>
    <style:style style:name="T8" style:family="text">
      <style:text-properties officeooo:rsid="0021fd10"/>
    </style:style>
    <style:style style:name="T9" style:family="text">
      <style:text-properties officeooo:rsid="0022db7b"/>
    </style:style>
    <style:style style:name="T10" style:family="text">
      <style:text-properties fo:font-weight="bold" style:font-weight-asian="bold" style:font-weight-complex="bold"/>
    </style:style>
    <style:style style:name="T11" style:family="text">
      <style:text-properties fo:font-weight="bold" officeooo:rsid="0022db7b" style:font-weight-asian="bold" style:font-weight-complex="bold"/>
    </style:style>
    <style:style style:name="T12" style:family="text">
      <style:text-properties fo:font-weight="bold" officeooo:rsid="001a2d87" style:font-weight-asian="bold" style:font-weight-complex="bold"/>
    </style:style>
    <style:style style:name="T13" style:family="text">
      <style:text-properties officeooo:rsid="001e81bf"/>
    </style:style>
    <style:style style:name="T14" style:family="text">
      <style:text-properties officeooo:rsid="001ef905"/>
    </style:style>
    <style:style style:name="T15" style:family="text">
      <style:text-properties officeooo:rsid="0020bf86"/>
    </style:style>
    <style:style style:name="T16" style:family="text">
      <style:text-properties officeooo:rsid="0022373e"/>
    </style:style>
    <style:style style:name="T17" style:family="text">
      <style:text-properties officeooo:rsid="00223985"/>
    </style:style>
    <style:style style:name="T18" style:family="text">
      <style:text-properties style:font-name="Liberation Serif" fo:font-size="14pt" style:font-size-asian="14pt" style:font-size-complex="14pt"/>
    </style:style>
    <style:style style:name="T19" style:family="text">
      <style:text-properties style:font-name="Liberation Serif" fo:font-size="14pt" officeooo:rsid="0021fd10" style:font-size-asian="14pt" style:font-size-complex="14pt"/>
    </style:style>
    <style:style style:name="T20" style:family="text">
      <style:text-properties style:font-name="Liberation Serif" fo:font-size="12pt" fo:font-weight="normal" officeooo:rsid="00281728" style:font-size-asian="12pt" style:font-weight-asian="normal" style:font-size-complex="12pt" style:font-weight-complex="normal"/>
    </style:style>
    <style:style style:name="T21" style:family="text">
      <style:text-properties officeooo:rsid="0023f7b9"/>
    </style:style>
    <style:style style:name="T22" style:family="text">
      <style:text-properties officeooo:rsid="00279149"/>
    </style:style>
    <style:style style:name="T23" style:family="text">
      <style:text-properties officeooo:rsid="002deda5"/>
    </style:style>
    <style:style style:name="T24" style:family="text">
      <style:text-properties officeooo:rsid="002f7f18"/>
    </style:style>
    <style:style style:name="T25" style:family="text">
      <style:text-properties officeooo:rsid="00331e6a"/>
    </style:style>
    <style:style style:name="T26" style:family="text">
      <style:text-properties officeooo:rsid="003348f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4">June 8,</text:span> 2019</text:p>
      <text:p text:style-name="P1"/>
      <text:p text:style-name="P3">Open Letter</text:p>
      <text:p text:style-name="P1"/>
      <text:p text:style-name="P2"/>
      <text:p text:style-name="P2">This is a letter directed to the Authors of the <text:span text:style-name="T22">"</text:span>Second Warning to Humanity<text:span text:style-name="T22">" (2017)</text:span>, together with the 20,000+ co-signing Scientists that have shown their support for th<text:span text:style-name="T4">at</text:span> document.</text:p>
      <text:p text:style-name="P2"/>
      <text:p text:style-name="P2"><text:span text:style-name="T13">Having d</text:span>igest<text:span text:style-name="T13">ed</text:span> the <text:span text:style-name="T13">meaning</text:span> of th<text:span text:style-name="T17">at</text:span> report <text:span text:style-name="T13">and </text:span>through a little research of my own, I began to realize our Society, our entire Civilization has taken a <text:a xlink:type="simple" xlink:href="https://therationalizationproject.wordpress.com/2018/06/16/plan-a/" text:style-name="Internet_20_link" text:visited-style-name="Visited_20_Internet_20_Link">"No Nothing" approach, and "Hope for the Best"</text:a><text:span text:style-name="T22">[1] </text:span>attitude for some 50 years now, and sadly the<text:span text:style-name="T4">re</text:span> seems little hope for change. </text:p>
      <text:p text:style-name="P2"/>
      <text:p text:style-name="P14">As a retiree with grandchildren and great grandchildren, I did not want my/our Legacy for the future to be "We Too Did Nothing"...</text:p>
      <text:p text:style-name="P14"/>
      <text:p text:style-name="P14">Working in the shadow of computers most of my working life, for the first seven years of my retirement, I felt almost compelled to explore poverty across the planet<text:span text:style-name="T13"> -</text:span> why there were those living Below The Poverty Line (BTPL), and what could be done to Eliminate <text:span text:style-name="T13">poverty</text:span>, worldwide.</text:p>
      <text:p text:style-name="P14"/>
      <text:p text:style-name="P14">About a year ago<text:span text:style-name="T1">, I came to realize all the ideas I had tried - had failed, mostly due to lack of interest on the Publics part, and likely due to the somewhat radical nature of the solution I was proposing.</text:span></text:p>
      <text:p text:style-name="P14"/>
      <text:p text:style-name="P15">At that point, I began to realize Climate Change had taken top tier on the list of major issues, and thus began my work on a Simple, non-Technical solution<text:span text:style-name="T4">, w</text:span>ith absolutely no side-effects and a Guarantee <text:s/>taken from History, that <text:span text:style-name="T14">would be </text:span>clear to all in it's Simplicity and <text:span text:style-name="T14">E</text:span>ffectiveness.</text:p>
      <text:p text:style-name="P15"/>
      <text:p text:style-name="P15">The Project was not meant to be a Final solution, merely a stop-gap measure for a few decades, that would allow Technology to <text:span text:style-name="T2">catch up - to </text:span>provide us with that elusive Clean, Low/No Cost, <text:span text:style-name="T2">Plentiful, </text:span>Non-Polluting, perhaps Renewable<text:span text:style-name="T2">, </text:span>Energy source<text:span text:style-name="T2">(s)</text:span> that is <text:span text:style-name="T2">long </text:span>overdue and sorely needed.</text:p>
      <text:p text:style-name="P15"/>
      <text:p text:style-name="P5">Using my computer skills, I created numerous computer Models and Simulations (as I had done for my work on poverty), working with friends and associates, until I had what I believed was a</text:p>
      <text:p text:style-name="P21"><text:span text:style-name="T2"><text:s/></text:span><text:a xlink:type="simple" xlink:href="https://github.com/WorldFixing/Fix-Global-Warming" text:style-name="Internet_20_link" text:visited-style-name="Visited_20_Internet_20_Link"><text:span text:style-name="T2">a Good Solution (an Overview)</text:span></text:a><text:span text:style-name="T2"> [2]. <text:s/></text:span></text:p>
      <text:p text:style-name="P23"><text:s/></text:p>
      <text:p text:style-name="P16"><text:soft-page-break/></text:p>
      <text:p text:style-name="P4"><text:span text:style-name="T25">We</text:span> tried various strategies for the 'Project workers', <text:span text:style-name="T14"><text:s/>- </text:span>those Incarcerated but not in Maximum security, the Military (to Serve and Protect?), but settled on those BTPL as they might just as easily benefit<text:span text:style-name="T14"> as any other group, </text:span>while serving a <text:span text:style-name="T14">G</text:span>reater <text:span text:style-name="T14">G</text:span>ood.</text:p>
      <text:p text:style-name="P16"/>
      <text:p text:style-name="P17"><text:span text:style-name="T2">This meant a Primary Goal of reducing to Zero the Atmospheric CO2 as per the </text:span><text:a xlink:type="simple" xlink:href="https://report.ipcc.ch/sr15/pdf/sr15_spm_final.pdf" text:style-name="Internet_20_link" text:visited-style-name="Visited_20_Internet_20_Link"><text:span text:style-name="T2">IPCC Oct 8/18 Report</text:span></text:a><text:span text:style-name="T2"> [3] with a Secondary Goal to provide many of those BTPL with "a way out"at the same time.</text:span></text:p>
      <text:p text:style-name="P6">All of this would be accomplished in just Four short years of work, followed by a much reduced Maintenance role over the next 30 years.</text:p>
      <text:p text:style-name="P17"/>
      <text:p text:style-name="P7">Despite it's Simplicity and Short Duration - CO2 drops to Zero in 2033, just 14 years from the Project startup and some 366 million BTPL will have acquired a small piece of farmland to grow food for their family and either Share or Sell any surplus; despite being Simple, Easy for everyone to understand, and Easy to implement, the overall Project is financially perhaps the largest ever undertaken by Humanity, taking roughly $2.5 Trillion dollars to accomplish.</text:p>
      <text:p text:style-name="P18"/>
      <text:p text:style-name="P8">In order to Fund this Humanity-saving Project, it seems only fair that those most able to help - </text:p>
      <text:p text:style-name="P24"><text:span text:style-name="T5">t</text:span>he dollar <text:span text:style-name="T6">M</text:span>illionaires and dollar <text:span text:style-name="T6">B</text:span>illionaires all across the planet should be designated as potential <text:span text:style-name="T14">D</text:span>onors, as <text:span text:style-name="T6">F</text:span>unders of this <text:span text:style-name="T6">P</text:span>roject<text:span text:style-name="T14"> that benefits each and every citizen on the planet.</text:span></text:p>
      <text:p text:style-name="P24"><text:span text:style-name="T6">T</text:span>o convince roughly 38.5 <text:span text:style-name="T14">m</text:span>illion <text:span text:style-name="T6">F</text:span>unders to each part with <text:span text:style-name="T6">$</text:span>6<text:span text:style-name="T9">4,</text:span>984 <text:span text:style-name="T6">- </text:span>a one-time contribution, should be simple if we were a <text:span text:style-name="T6">L</text:span>arge <text:span text:style-name="T6">M</text:span>ultinational <text:span text:style-name="T6">C</text:span>orporation with offices worldwide, teams of <text:span text:style-name="T6">L</text:span>awyers <text:span text:style-name="T6">A</text:span>ccountants &amp; <text:span text:style-name="T6">IT</text:span> staff at our disposal<text:span text:style-name="T6">. B</text:span>ut sadly, we start out as just a few <text:span text:style-name="T6">V</text:span>olunteers with what we believe is a great solution to <text:span text:style-name="T6">Gl</text:span>obal <text:span text:style-name="T6">W</text:span>arming<text:span text:style-name="T6"> (Climate Change)</text:span>, while helping roughly one-quarter of those below the poverty line at the same time.</text:p>
      <text:p text:style-name="P24"><text:span text:style-name="T6">A</text:span>nd all of this work <text:span text:style-name="T6">- </text:span>the soliciting of <text:span text:style-name="T6">F</text:span>unds, the <text:span text:style-name="T6">C</text:span>ollection of same, the <text:span text:style-name="T6">D</text:span>ispersal to authorized workers<text:span text:style-name="T6">,</text:span> individuals and companies, has an intentional<text:span text:style-name="T6">ly</text:span> very short term <text:span text:style-name="T6">four(</text:span>4<text:span text:style-name="T6">)</text:span> year time<text:span text:style-name="T6">-</text:span>frame<text:span text:style-name="T6">: </text:span><text:s/>validation and confirmation <text:span text:style-name="T6">(ASAP)</text:span>, <text:span text:style-name="T6">F</text:span>unding <text:span text:style-name="T6">(</text:span>2020<text:span text:style-name="T6">)</text:span>, seeds to seedlings <text:span text:style-name="T6">(</text:span>2021 to 2022<text:span text:style-name="T6">)</text:span> and final planting <text:span text:style-name="T6">(</text:span>2023<text:span text:style-name="T6">)</text:span>.</text:p>
      <text:p text:style-name="P24"/>
      <text:p text:style-name="P9"><text:span text:style-name="T14">T</text:span>he dollar Millionaires and dollar Billionaires all across the planet are in the best position to fund the entire Project. One single, one-time amount of $64,984 from each member Funds the entire Project. </text:p>
      <text:p text:style-name="P10"><text:span text:style-name="T21">Conceivably, some of the newly-</text:span>minted Millionaires<text:span text:style-name="T21"> may not be able to put together the $64,984 donation fee we request. In this case they may pay $16,246 and be matched with a dollar Billionaire </text:span><text:soft-page-break/><text:span text:style-name="T21">who will pay the balance for them in Year one ($48,738) with the understanding that they will be reimbursed through three payments of $16,246 over the second, third and fourth years of the P</text:span>roject.</text:p>
      <text:p text:style-name="P10"><text:s/></text:p>
      <text:p text:style-name="P22">It seems a relatively small amount per person when you consider the overall benefits to Humanity - Reducing Atmospheric CO2 to Zero in 14 years while helping over 366 million<text:span text:style-name="T26"> BTPL (50%</text:span> in the Tropical region<text:span text:style-name="T26">)</text:span> lift themselves out of poverty at the same time.</text:p>
      <text:p text:style-name="P24"/>
      <text:p text:style-name="P24"><text:span text:style-name="T6">W</text:span>e <text:span text:style-name="T8">seek</text:span> your help.</text:p>
      <text:p text:style-name="P24"/>
      <text:p text:style-name="P24"><text:span text:style-name="T6">I</text:span>nitially we need reputable, credible <text:span text:style-name="T7">investigations, followed by </text:span>statements to the effect that this project is needed, and will act as an interim st<text:span text:style-name="T8">ep</text:span>,<text:span text:style-name="T14"> a kind of stop-gap measure</text:span> <text:span text:style-name="T8">off</text:span>setting <text:span text:style-name="T8">CO</text:span>2 at a faster rate than the 45% <text:span text:style-name="T8">reduction by </text:span>20<text:span text:style-name="T8">30, and then the further 55% </text:span>reduction by 2050<text:span text:style-name="T8">,</text:span> proposed by <text:span text:style-name="T8">the IPCC</text:span>.</text:p>
      <text:p text:style-name="P8"/>
      <text:p text:style-name="P29"><text:span text:style-name="T18">We propose the following strategy</text:span><text:span text:style-name="T19">:</text:span></text:p>
      <text:p text:style-name="P25">Step 1<text:span text:style-name="T8">:</text:span></text:p>
      <text:p text:style-name="P24"><text:span text:style-name="T8"><text:tab/>C</text:span>onfirm <text:span text:style-name="T8">our</text:span> <text:span text:style-name="T8">P</text:span>roject will work, as described, with <text:span text:style-name="T8">statements/</text:span>testimonials from the <text:span text:style-name="T14">"S</text:span>econd <text:span text:style-name="T8">W</text:span>arning<text:span text:style-name="T14">"</text:span> <text:span text:style-name="T8">A</text:span>uthors and <text:span text:style-name="T8">C</text:span>o signatories.</text:p>
      <text:p text:style-name="P25">Step 2<text:span text:style-name="T8">:</text:span></text:p>
      <text:p text:style-name="P24"><text:span text:style-name="T8"><text:tab/>R</text:span>equest help from the 20,000 + <text:span text:style-name="T8">S</text:span>cientist<text:span text:style-name="T14">s</text:span> <text:span text:style-name="T8">- </text:span>the <text:span text:style-name="T15">C</text:span>o signatories <text:span text:style-name="T8">(assuming </text:span>roughly 10 <text:span text:style-name="T8">or</text:span> 11%<text:span text:style-name="T8"> respond)</text:span> to <text:span text:style-name="T15">directly </text:span>solicit the 2<text:span text:style-name="T8">,</text:span>300 <text:span text:style-name="T8">dollar B</text:span>illionaire's<text:span text:style-name="T8"> - </text:span>one-on-one, for their <text:span text:style-name="T8">$</text:span>6<text:span text:style-name="T15">4,</text:span>984 one<text:span text:style-name="T8">-</text:span>time contribution<text:span text:style-name="T8"> to this Project</text:span>.</text:p>
      <text:p text:style-name="P24"/>
      <text:p text:style-name="P24"><text:span text:style-name="T10">Step 3</text:span><text:span text:style-name="T11">:</text:span><text:span text:style-name="T10"> </text:span></text:p>
      <text:p text:style-name="P24"><text:span text:style-name="T9"><text:tab/>R</text:span>equest help from <text:a xlink:type="simple" xlink:href="../the%20list" text:style-name="Internet_20_link" text:visited-style-name="Visited_20_Internet_20_Link"><text:span text:style-name="T9">a</text:span></text:a><text:a xlink:type="simple" xlink:href="../the%20list" text:style-name="Internet_20_link" text:visited-style-name="Visited_20_Internet_20_Link"> </text:a><text:a xlink:type="simple" xlink:href="../the%20list" text:style-name="Internet_20_link" text:visited-style-name="Visited_20_Internet_20_Link"><text:span text:style-name="T9">L</text:span></text:a><text:a xlink:type="simple" xlink:href="../the%20list" text:style-name="Internet_20_link" text:visited-style-name="Visited_20_Internet_20_Link">ist </text:a><text:a xlink:type="simple" xlink:href="../the%20list" text:style-name="Internet_20_link" text:visited-style-name="Visited_20_Internet_20_Link"><text:span text:style-name="T9">of </text:span></text:a><text:a xlink:type="simple" xlink:href="../the%20list" text:style-name="Internet_20_link" text:visited-style-name="Visited_20_Internet_20_Link">reputable, credible</text:a><text:a xlink:type="simple" xlink:href="../the%20list" text:style-name="Internet_20_link" text:visited-style-name="Visited_20_Internet_20_Link"><text:span text:style-name="T9">,</text:span></text:a><text:a xlink:type="simple" xlink:href="https://github.com/WorldFixing/Fix-Global-Warming" text:style-name="Internet_20_link" text:visited-style-name="Visited_20_Internet_20_Link"><text:span text:style-name="T9"> respected </text:span></text:a><text:a xlink:type="simple" xlink:href="../the%20list" text:style-name="Internet_20_link" text:visited-style-name="Visited_20_Internet_20_Link"><text:span text:style-name="T9">categories of </text:span></text:a><text:a xlink:type="simple" xlink:href="../the%20list" text:style-name="Internet_20_link" text:visited-style-name="Visited_20_Internet_20_Link">members </text:a><text:a xlink:type="simple" xlink:href="../the%20list" text:style-name="Internet_20_link" text:visited-style-name="Visited_20_Internet_20_Link"><text:span text:style-name="T17">of our Society</text:span></text:a><text:span text:style-name="T17"> - [4] members of the InBetweens (the </text:span>not rich, the not poor<text:span text:style-name="T9">)</text:span> to <text:span text:style-name="T17">each </text:span>solicit three of the roughly 38.5 million dollar <text:span text:style-name="T9">M</text:span>illionaires for their <text:span text:style-name="T9">$</text:span>64,9<text:span text:style-name="T9">8</text:span>4 one-time donation for this <text:span text:style-name="T9">P</text:span>roject.</text:p>
      <text:p text:style-name="P24"/>
      <text:p text:style-name="P24"><text:span text:style-name="T10">Step 4</text:span><text:span text:style-name="T11">:</text:span><text:span text:style-name="T10"> </text:span></text:p>
      <text:p text:style-name="P24"><text:span text:style-name="T11">L</text:span>aunch <text:span text:style-name="T9">the P</text:span>roject with full <text:span text:style-name="T9">F</text:span>unding <text:span text:style-name="T9">at</text:span> the <text:span text:style-name="T9">beginning of </text:span>202<text:span text:style-name="T9">1</text:span>.</text:p>
      <text:p text:style-name="P24"/>
      <text:p text:style-name="P11"><text:soft-page-break/>The TTPP Project - <text:span text:style-name="T10">Plan A</text:span>, <text:s/>is structured to take advantage of the fast plant growth of the Tropics producing tree seedlings from seeds in just two years rather than six compared to growth in Temperate climates.</text:p>
      <text:p text:style-name="P11">We have simplified further by reducing the number of countries from over 250 worldwide to just over 140 in the Tropical region. Limiting further the number of countries based on availability of arable land and the number BTPL in each country, brought the final total down to just 28 Tropical countries<text:span text:style-name="T16"> in which to plant trees.</text:span></text:p>
      <text:p text:style-name="P19"/>
      <text:p text:style-name="P12">The Tree Planting Project (TTPP) is further compartmentalized such that should any specific country pose a serious issue to the overall Project's success, other countries can be substituted early on, if necessary (<text:span text:style-name="T23">TTPP - </text:span><text:span text:style-name="T10">Plan B</text:span>).</text:p>
      <text:p text:style-name="P13">Should our designated Funders resist the humanitarian aspect (those BTPL), paid workers can be substituted en mass in the second, third and fourth years (<text:span text:style-name="T23">TTPP - </text:span><text:span text:style-name="T10">Plan C</text:span>). <text:s/></text:p>
      <text:p text:style-name="P20"/>
      <text:p text:style-name="P20"><text:span text:style-name="T3">In the unlikely event we are not able to fund the Project as planned, the entire Project can be operated with strictly Volunteer Labour, a Volunteer workforce (TTPP - </text:span><text:span text:style-name="T12">Plan D</text:span><text:span text:style-name="T3">), recognizing this will result in a reduced pace and <text:s/>likely a need for more motivation (although the Volunteer Wikipedia Authors have set a great example of Volunteer labour that works!). </text:span><text:s/></text:p>
      <text:p text:style-name="P20"/>
      <text:p text:style-name="P20"/>
      <text:p text:style-name="P26"><text:span text:style-name="T22">Links</text:span>:</text:p>
      <text:list xml:id="list3951132625989367749" text:style-name="L1">
        <text:list-item>
          <text:p text:style-name="P31"><text:span text:style-name="T22">[1] </text:span><text:a xlink:type="simple" xlink:href="https://therationalizationproject.wordpress.com/2018/06/16/plan-a/" text:style-name="Internet_20_link" text:visited-style-name="Visited_20_Internet_20_Link"><text:span text:style-name="T22">"Do Nothing and Hope for the Best"</text:span></text:a><text:span text:style-name="T22"> (Humanities Plan A)</text:span></text:p>
        </text:list-item>
        <text:list-item>
          <text:p text:style-name="P31"><text:span text:style-name="T22">[2] </text:span><text:a xlink:type="simple" xlink:href="https://github.com/WorldFixing/Fix-Global-Warming" text:style-name="Internet_20_link" text:visited-style-name="Visited_20_Internet_20_Link"><text:span text:style-name="T22">A </text:span></text:a><text:a xlink:type="simple" xlink:href="https://github.com/WorldFixing/Fix-Global-Warming" text:style-name="Internet_20_link" text:visited-style-name="Visited_20_Internet_20_Link">Project Overview</text:a></text:p>
        </text:list-item>
        <text:list-item>
          <text:p text:style-name="P32">[3] <text:a xlink:type="simple" xlink:href="https://report.ipcc.ch/sr15/pdf/sr15_spm_final.pdf" text:style-name="Internet_20_link" text:visited-style-name="Visited_20_Internet_20_Link">IPCC Report Oct 8, 2018</text:a></text:p>
        </text:list-item>
        <text:list-item>
          <text:p text:style-name="P32">[4] <text:a xlink:type="simple" xlink:href="https://github.com/WorldFixing/Fix-Global-Warming" text:style-name="Internet_20_link" text:visited-style-name="Visited_20_Internet_20_Link">List of Reputables</text:a></text:p>
        </text:list-item>
        <text:list-item>
          <text:p text:style-name="P32"><text:a xlink:type="simple" xlink:href="https://github.com/WorldFixing/Fix-Global-Warming" text:style-name="Internet_20_link" text:visited-style-name="Visited_20_Internet_20_Link">The Timesheet</text:a></text:p>
          <text:list>
            <text:list-item>
              <text:p text:style-name="P32"><text:a xlink:type="simple" xlink:href="https://github.com/WorldFixing/Fix-Global-Warming" text:style-name="Internet_20_link" text:visited-style-name="Visited_20_Internet_20_Link">Sample Timesheet</text:a></text:p>
            </text:list-item>
          </text:list>
        </text:list-item>
      </text:list>
      <text:p text:style-name="P27">Contact:</text:p>
      <text:p text:style-name="P28"><text:tab/>Phil Lloyd: ddp1492lrp@gmail.com</text:p>
      <text:p text:style-name="P28"><text:tab/>The TTPP Project (with no funds): WorldFixing2019@gmail.com</text:p>
      <text:p text:style-name="P30"><text:span text:style-name="T20"><text:tab/></text:span><text:a xlink:type="simple" xlink:href="https://github.com/WorldFixing/Fix-Global-Warming" text:style-name="Internet_20_link" text:visited-style-name="Visited_20_Internet_20_Link">https://github.com/WorldFixing/Fix-Global-Warming</text:a></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5:06:46.593915686</meta:creation-date>
    <dc:date>2019-06-08T11:00:55.060508175</dc:date>
    <meta:editing-duration>PT5H18M48S</meta:editing-duration>
    <meta:editing-cycles>16</meta:editing-cycles>
    <meta:generator>LibreOffice/5.1.6.2$Linux_X86_64 LibreOffice_project/10m0$Build-2</meta:generator>
    <meta:print-date>2019-06-05T10:00:11.412575504</meta:print-date>
    <meta:document-statistic meta:table-count="0" meta:image-count="0" meta:object-count="0" meta:page-count="4" meta:paragraph-count="51" meta:word-count="1274" meta:character-count="7552" meta:non-whitespace-character-count="6308"/>
  </office:meta>
</office:document-meta>
</file>